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143.55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9.64pt"/>
    </style:style>
    <style:style style:name="co9" style:family="table-column">
      <style:table-column-properties fo:break-before="auto" style:column-width="108.74pt"/>
    </style:style>
    <style:style style:name="co10" style:family="table-column">
      <style:table-column-properties fo:break-before="auto" style:column-width="191.2pt"/>
    </style:style>
    <style:style style:name="co11" style:family="table-column">
      <style:table-column-properties fo:break-before="auto" style:column-width="181.56pt"/>
    </style:style>
    <style:style style:name="co12" style:family="table-column">
      <style:table-column-properties fo:break-before="auto" style:column-width="147.34pt"/>
    </style:style>
    <style:style style:name="co13" style:family="table-column">
      <style:table-column-properties fo:break-before="auto" style:column-width="121.89pt"/>
    </style:style>
    <style:style style:name="co14" style:family="table-column">
      <style:table-column-properties fo:break-before="auto" style:column-width="123.65pt"/>
    </style:style>
    <style:style style:name="co15" style:family="table-column">
      <style:table-column-properties fo:break-before="auto" style:column-width="122.8pt"/>
    </style:style>
    <style:style style:name="ro1" style:family="table-row">
      <style:table-row-properties style:row-height="112.51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8pt" style:font-size-asian="28pt" style:font-size-complex="28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7" table:number-columns-repeated="995" table:default-cell-style-name="ce3"/>
        <table:table-row table:style-name="ro1">
          <table:table-cell office:value-type="string" calcext:value-type="string">
            <text:p>BOWEL BAG</text:p>
          </table:table-cell>
          <table:table-cell table:style-name="ce6" office:value-type="string" calcext:value-type="string">
            <text:p>CropMode=annotation, ImageDepth=16</text:p>
          </table:table-cell>
          <table:table-cell table:style-name="ce6" office:value-type="string" calcext:value-type="string">
            <text:p>CropMode=Random, ImageDepth=48, BatchAccumulate=16</text:p>
          </table:table-cell>
          <table:table-cell table:style-name="ce6" office:value-type="string" calcext:value-type="string">
            <text:p>CropMode=Random, ImageDepth=48, BatchAccumulate=32</text:p>
          </table:table-cell>
          <table:table-cell table:style-name="ce6" office:value-type="string" calcext:value-type="string">
            <text:p>CropMode=Random, ImageDepth=48, BatchAccumulate=16, Augmentation</text:p>
          </table:table-cell>
          <table:table-cell table:style-name="ce6" office:value-type="string" calcext:value-type="string">
            <text:p>multiclass, ImageDepth=48, BatchAccumulate=16, cross entropy</text:p>
          </table:table-cell>
          <table:table-cell table:style-name="ce6" office:value-type="string" calcext:value-type="string">
            <text:p>multiclass, ImageDepth=48, BatchAccumulate=16, focal loss, gamma 2.0</text:p>
          </table:table-cell>
          <table:table-cell table:style-name="ce6" office:value-type="string" calcext:value-type="string">
            <text:p>multiclass, ImageDepth=48, BatchAccumulate=16, focal loss, gamma 5.0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No Elastic</text:span>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1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1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2">Multiclass</text:span></text:p>
            <text:p><text:span text:style-name="T2">Cross entropy</text:span></text:p>
            <text:p><text:span text:style-name="T2">No Elastic</text:span></text:p>
            <text:p><text:span text:style-name="T2">400 extra epochs</text:span></text:p>
          </table:table-cell>
          <table:table-cell table:style-name="ce12" office:value-type="string" calcext:value-type="string">
            <text:p><text:span text:style-name="T3">Multiclass</text:span></text:p>
            <text:p><text:span text:style-name="T3">Weighted Cross entropy</text:span></text:p>
            <text:p><text:span text:style-name="T3">Class weights beta 0.25</text:span></text:p>
            <text:p><text:span text:style-name="T3">No Elastic</text:span></text:p>
          </table:table-cell>
          <table:table-cell table:style-name="ce20" office:value-type="string" calcext:value-type="string">
            <text:p><text:span text:style-name="T4">Multiclass</text:span></text:p>
            <text:p><text:span text:style-name="T4">Focal Loss, gamma 2</text:span></text:p>
            <text:p><text:span text:style-name="T4">Beta 0.25</text:span></text:p>
            <text:p><text:span text:style-name="T4">No Elastic</text:span></text:p>
            <text:p><text:span text:style-name="T4">400 extra epochs</text:span></text:p>
          </table:table-cell>
          <table:table-cell table:style-name="ce6"/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<text:span text:style-name="T5">(PROB INCORRECT. REMOVE!)</text:span>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Width 16</text:p>
            <text:p>Imagesize 512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<text:span text:style-name="T5">Width 24</text:span></text:p>
            <text:p>Imagesize 512</text:p>
          </table:table-cell>
          <table:table-cell table:style-name="ce7" office:value-type="string" calcext:value-type="string">
            <text:p>Labelcrop </text:p>
            <text:p>48x256x256</text:p>
            <text:p>class_sample_freqs : </text:p>
            <text:p>[3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256x256</text:p>
            <text:p>class_sample_freqs : </text:p>
            <text:p>[1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128x128</text:p>
            <text:p>class_sample_freqs : </text:p>
            <text:p>[3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256x256</text:p>
            <text:p>class_sample_freqs : </text:p>
            <text:p>[3, 1, 1, 1, 1]</text:p>
            <text:p>CE</text:p>
            <text:p>50 epochs</text:p>
          </table:table-cell>
          <table:table-cell table:style-name="ce7"/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16</text:p>
          </table:table-cell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32</text:p>
          </table:table-cell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64</text:p>
          </table:table-cell>
          <table:table-cell table:style-name="ce7" table:number-columns-repeated="995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77" calcext:value-type="float">
            <text:p>77</text:p>
          </table:table-cell>
          <table:table-cell table:style-name="ce10" office:value-type="float" office:value="81" calcext:value-type="float">
            <text:p>81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9" calcext:value-type="float">
            <text:p>6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float" office:value="71" calcext:value-type="float">
            <text:p>71</text:p>
          </table:table-cell>
          <table:table-cell table:style-name="ce8" office:value-type="float" office:value="52" calcext:value-type="float">
            <text:p>52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dice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57" calcext:value-type="float">
            <text:p>57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2" table:style-name="ce31" office:value-type="float" office:value="67" calcext:value-type="float">
            <text:p>67</text:p>
          </table:table-cell>
          <table:table-cell table:style-name="ce38" office:value-type="float" office:value="64" calcext:value-type="float">
            <text:p>64</text:p>
          </table:table-cell>
          <table:table-cell table:style-name="ce60"/>
          <table:table-cell table:style-name="ce62"/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67" calcext:value-type="float">
            <text:p>67</text:p>
          </table:table-cell>
          <table:table-cell table:style-name="ce68" office:value-type="float" office:value="53" calcext:value-type="float">
            <text:p>53</text:p>
          </table:table-cell>
          <table:table-cell table:style-name="ce81" office:value-type="float" office:value="18" calcext:value-type="float">
            <text:p>18</text:p>
          </table:table-cell>
          <table:table-cell table:style-name="ce82" office:value-type="float" office:value="12" calcext:value-type="float">
            <text:p>12</text:p>
          </table:table-cell>
          <table:table-cell table:style-name="ce84" office:value-type="float" office:value="4" calcext:value-type="float">
            <text:p>4</text:p>
          </table:table-cell>
          <table:table-cell table:style-name="ce81"/>
          <table:table-cell table:style-name="ce86" office:value-type="float" office:value="72" calcext:value-type="float">
            <text:p>72</text:p>
          </table:table-cell>
          <table:table-cell table:style-name="ce90" office:value-type="float" office:value="74" calcext:value-type="float">
            <text:p>74</text:p>
          </table:table-cell>
          <table:table-cell table:style-name="ce94" office:value-type="float" office:value="74" calcext:value-type="float">
            <text:p>74</text:p>
          </table:table-cell>
          <table:table-cell table:number-columns-repeated="995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BLADDER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83" calcext:value-type="float">
            <text:p>8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3" office:value-type="float" office:value="85" calcext:value-type="float">
            <text:p>8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49" calcext:value-type="float">
            <text:p>49</text:p>
          </table:table-cell>
          <table:table-cell table:style-name="ce13"/>
          <table:table-cell office:value-type="float" office:value="86" calcext:value-type="float">
            <text:p>8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8" calcext:value-type="float">
            <text:p>8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91" calcext:value-type="float">
            <text:p>91</text:p>
          </table:table-cell>
          <table:table-cell table:style-name="ce10" office:value-type="float" office:value="93" calcext:value-type="float">
            <text:p>93</text:p>
          </table:table-cell>
          <table:table-cell table:style-name="ce8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number-columns-repeated="2" table:style-name="ce13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56" calcext:value-type="float">
            <text:p>56</text:p>
          </table:table-cell>
          <table:table-cell table:style-name="ce13"/>
          <table:table-cell office:value-type="float" office:value="84" calcext:value-type="float">
            <text:p>84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83" calcext:value-type="float">
            <text:p>8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dice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5" calcext:value-type="float">
            <text:p>75</text:p>
          </table:table-cell>
          <table:table-cell table:style-name="ce23" office:value-type="float" office:value="84" calcext:value-type="float">
            <text:p>84</text:p>
          </table:table-cell>
          <table:table-cell table:style-name="ce15" office:value-type="float" office:value="72" calcext:value-type="float">
            <text:p>72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2" table:style-name="ce32" office:value-type="float" office:value="79" calcext:value-type="float">
            <text:p>79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76" calcext:value-type="float">
            <text:p>76</text:p>
          </table:table-cell>
          <table:table-cell table:style-name="ce39" office:value-type="float" office:value="78" calcext:value-type="float">
            <text:p>78</text:p>
          </table:table-cell>
          <table:table-cell table:style-name="ce39"/>
          <table:table-cell table:style-name="ce63"/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8" calcext:value-type="float">
            <text:p>78</text:p>
          </table:table-cell>
          <table:table-cell table:style-name="ce69" office:value-type="float" office:value="43" calcext:value-type="float">
            <text:p>43</text:p>
          </table:table-cell>
          <table:table-cell table:style-name="ce32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87" office:value-type="float" office:value="83" calcext:value-type="float">
            <text:p>83</text:p>
          </table:table-cell>
          <table:table-cell table:style-name="ce91" office:value-type="float" office:value="75" calcext:value-type="float">
            <text:p>75</text:p>
          </table:table-cell>
          <table:table-cell table:style-name="ce95" office:value-type="float" office:value="84" calcext:value-type="float">
            <text:p>84</text:p>
          </table:table-cell>
          <table:table-cell table:number-columns-repeated="995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HIP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72" calcext:value-type="float">
            <text:p>7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79" calcext:value-type="float">
            <text:p>79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1" calcext:value-type="float">
            <text:p>8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float" office:value="90" calcext:value-type="float">
            <text:p>9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8" calcext:value-type="float">
            <text:p>18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84" calcext:value-type="float">
            <text:p>84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88" calcext:value-type="float">
            <text:p>8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dice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0" calcext:value-type="float">
            <text:p>50</text:p>
          </table:table-cell>
          <table:table-cell table:style-name="ce40" office:value-type="float" office:value="60" calcext:value-type="float">
            <text:p>60</text:p>
          </table:table-cell>
          <table:table-cell table:style-name="ce61"/>
          <table:table-cell table:style-name="ce64"/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2" calcext:value-type="float">
            <text:p>72</text:p>
          </table:table-cell>
          <table:table-cell table:style-name="ce79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/>
          <table:table-cell table:style-name="ce88" office:value-type="float" office:value="81" calcext:value-type="float">
            <text:p>81</text:p>
          </table:table-cell>
          <table:table-cell table:style-name="ce92" office:value-type="float" office:value="77" calcext:value-type="float">
            <text:p>77</text:p>
          </table:table-cell>
          <table:table-cell table:style-name="ce96" office:value-type="float" office:value="83" calcext:value-type="float">
            <text:p>83</text:p>
          </table:table-cell>
          <table:table-cell table:number-columns-repeated="995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ECTUM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3" calcext:value-type="float">
            <text:p>6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48" calcext:value-type="float">
            <text:p>48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dice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65"/>
          <table:table-cell table:style-name="ce66" office:value-type="float" office:value="5" calcext:value-type="float">
            <text:p>5</text:p>
          </table:table-cell>
          <table:table-cell table:style-name="ce66" office:value-type="float" office:value="12" calcext:value-type="float">
            <text:p>12</text:p>
          </table:table-cell>
          <table:table-cell table:style-name="ce7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6"/>
          <table:table-cell table:style-name="ce89" office:value-type="float" office:value="17" calcext:value-type="float">
            <text:p>17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32" calcext:value-type="float">
            <text:p>32</text:p>
          </table:table-cell>
          <table:table-cell table:number-columns-repeated="99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0"/>
          <table:table-cell table:style-name="Default"/>
          <table:table-cell table:number-columns-repeated="993"/>
        </table:table-row>
        <table:table-row table:style-name="ro2" table:number-rows-repeated="2">
          <table:table-cell table:number-columns-repeated="24"/>
          <table:table-cell table:style-name="ce85" table:number-columns-repeated="4"/>
          <table:table-cell table:number-columns-repeated="2"/>
          <table:table-cell table:style-name="Default"/>
          <table:table-cell table:number-columns-repeated="993"/>
        </table:table-row>
        <table:table-row table:style-name="ro2" table:number-rows-repeated="2">
          <table:table-cell table:number-columns-repeated="24"/>
          <table:table-cell table:style-name="ce85" table:number-columns-repeated="4"/>
          <table:table-cell table:number-columns-repeated="996"/>
        </table:table-row>
        <table:table-row table:style-name="ro2">
          <table:table-cell table:number-columns-repeated="26"/>
          <table:table-cell table:style-name="ce85"/>
          <table:table-cell table:number-columns-repeated="997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B19:Sheet1.R19 Sheet1.T19:Sheet1.Z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4:Sheet1.R14 Sheet1.T14:Sheet1.Z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:Sheet1.R9 Sheet1.T9:Sheet1.Z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:Sheet1.R4 Sheet1.Z4:Sheet1.Z4 Sheet1.T4:Sheet1.V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19:Sheet1.V19 Sheet1.X19:Sheet1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14:Sheet1.V14 Sheet1.X14:Sheet1.X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9:Sheet1.V9 Sheet1.X9:Sheet1.X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4:Sheet1.V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19:Sheet1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14:Sheet1.S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9:Sheet1.S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4:Sheet1.S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W4:Sheet1.W4 Sheet1.Z4:Sheet1.Z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X4:Sheet1.Y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X4:Sheet1.X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9:Sheet1.A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4:Sheet1.AC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9:Sheet1.AC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C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9:Sheet1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4:Sheet1.AA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9:Sheet1.A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A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C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A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09:44:41.711647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1:05:38.028054572</meta:creation-date>
    <meta:generator>LibreOffice/6.0.7.3$Linux_X86_64 LibreOffice_project/00m0$Build-3</meta:generator>
    <dc:date>2019-12-16T16:02:40.043086030</dc:date>
    <meta:editing-duration>PT6H24M31S</meta:editing-duration>
    <meta:editing-cycles>10</meta:editing-cycles>
    <meta:document-statistic meta:table-count="1" meta:cell-count="342" meta:object-count="0"/>
  </office:meta>
</office:document-meta>
</file>